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80000007AE1E4324F5BAB930C.png" manifest:media-type="image/png"/>
  <manifest:file-entry manifest:full-path="Pictures/10000201000005CB000000ADB88E5BAE3D376A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MR10" svg:font-family="CMR10"/>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2" style:family="paragraph" style:parent-style-name="Standard">
      <style:text-properties style:font-name="Avenir Next" fo:font-size="12pt" officeooo:rsid="00113da3" officeooo:paragraph-rsid="001f3658" style:font-size-asian="12pt" style:font-size-complex="12pt"/>
    </style:style>
    <style:style style:name="P3" style:family="paragraph" style:parent-style-name="Standard">
      <style:paragraph-properties fo:text-align="start" style:justify-single-word="false"/>
      <style:text-properties style:font-name="Avenir Next" fo:font-size="12pt" officeooo:paragraph-rsid="002273f2" style:font-size-asian="12pt" style:font-size-complex="12pt"/>
    </style:style>
    <style:style style:name="P4" style:family="paragraph" style:parent-style-name="Standard">
      <style:paragraph-properties fo:text-align="start" style:justify-single-word="false"/>
      <style:text-properties style:font-name="Avenir Next" fo:font-size="12pt" officeooo:paragraph-rsid="0029a493" style:font-size-asian="12pt" style:font-size-complex="12pt"/>
    </style:style>
    <style:style style:name="P5"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9b0888"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a2c2d5"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2baf75"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95c4d4"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314b5"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9e9451"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none" fo:font-weight="normal" officeooo:rsid="00a788fb" officeooo:paragraph-rsid="00a788fb"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Avenir Next" fo:font-size="12pt" fo:font-style="normal" style:text-underline-style="none" fo:font-weight="normal" officeooo:rsid="00a97a1a" officeooo:paragraph-rsid="00a97a1a"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venir Next" fo:font-size="12pt" fo:font-style="normal" style:text-underline-style="none" fo:font-weight="normal" officeooo:rsid="00ab9646" officeooo:paragraph-rsid="00ab9646"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none" fo:font-weight="normal" officeooo:rsid="00ab9646" officeooo:paragraph-rsid="00ac8abd"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ac8abd" officeooo:paragraph-rsid="00ac8abd"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803614" officeooo:paragraph-rsid="002baf75"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95c4d4" officeooo:paragraph-rsid="0095c4d4"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b0888"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da936"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9c3fdc" officeooo:paragraph-rsid="009b088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3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95c4d4" officeooo:paragraph-rsid="009b0888"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a593b4" officeooo:paragraph-rsid="00a593b4"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none" fo:font-weight="bold" officeooo:rsid="004696c1" officeooo:paragraph-rsid="00a2c2d5"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none" fo:font-weight="bold" officeooo:rsid="00a2c2d5" officeooo:paragraph-rsid="00a2c2d5" fo:background-color="#ffffd7"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9b0888"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a2c2d5"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a3280" officeooo:paragraph-rsid="009a3280"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e9451" officeooo:paragraph-rsid="009e9451" fo:background-color="transparent"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2c2d5" officeooo:paragraph-rsid="00a2c2d5" fo:background-color="transparent"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788fb" officeooo:paragraph-rsid="00a788fb" fo:background-color="transparent"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b9646" officeooo:paragraph-rsid="00ab9646" fo:background-color="transparent"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ca964" officeooo:paragraph-rsid="00aca964" fo:background-color="transparent"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b9646" officeooo:paragraph-rsid="00ab9646" fo:background-color="#ffffd7"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font-name="Avenir Next" officeooo:paragraph-rsid="001f3658"/>
    </style:style>
    <style:style style:name="P52" style:family="paragraph" style:parent-style-name="Standard" style:list-style-name="L1">
      <style:paragraph-properties fo:text-align="start" style:justify-single-word="false"/>
      <style:text-properties style:font-name="Avenir Next" officeooo:paragraph-rsid="002273f2"/>
    </style:style>
    <style:style style:name="P53" style:family="paragraph" style:parent-style-name="Standard" style:list-style-name="L1">
      <style:paragraph-properties fo:text-align="start" style:justify-single-word="false"/>
      <style:text-properties style:font-name="Avenir Next" officeooo:paragraph-rsid="009b0888"/>
    </style:style>
    <style:style style:name="P54" style:family="paragraph" style:parent-style-name="Standard" style:list-style-name="L1">
      <style:paragraph-properties fo:text-align="start" style:justify-single-word="false"/>
      <style:text-properties style:font-name="Avenir Next" officeooo:paragraph-rsid="00a2c2d5"/>
    </style:style>
    <style:style style:name="P55" style:family="paragraph" style:parent-style-name="Standard">
      <style:paragraph-properties fo:text-align="start" style:justify-single-word="false"/>
      <style:text-properties style:font-name="Avenir Next" officeooo:paragraph-rsid="002273f2"/>
    </style:style>
    <style:style style:name="P56" style:family="paragraph" style:parent-style-name="Standard">
      <style:paragraph-properties fo:text-align="start" style:justify-single-word="false"/>
      <style:text-properties style:font-name="Avenir Next" officeooo:paragraph-rsid="009b0888"/>
    </style:style>
    <style:style style:name="P57" style:family="paragraph" style:parent-style-name="Standard">
      <style:paragraph-properties fo:text-align="start" style:justify-single-word="false"/>
      <style:text-properties style:font-name="Avenir Next" officeooo:paragraph-rsid="009e9451"/>
    </style:style>
    <style:style style:name="P58" style:family="paragraph" style:parent-style-name="Standard">
      <style:paragraph-properties fo:text-align="start" style:justify-single-word="false"/>
      <style:text-properties style:font-name="Avenir Next" officeooo:paragraph-rsid="00a2c2d5"/>
    </style:style>
    <style:style style:name="P59" style:family="paragraph" style:parent-style-name="Standard">
      <style:paragraph-properties fo:text-align="start" style:justify-single-word="false"/>
      <style:text-properties style:font-name="Avenir Next" officeooo:paragraph-rsid="00a97a1a"/>
    </style:style>
    <style:style style:name="P60"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T1" style:family="text">
      <style:text-properties officeooo:rsid="008fdae2"/>
    </style:style>
    <style:style style:name="T2" style:family="text">
      <style:text-properties fo:font-weight="normal" style:font-weight-asian="normal" style:font-weight-complex="normal"/>
    </style:style>
    <style:style style:name="T3" style:family="text">
      <style:text-properties fo:font-weight="normal" officeooo:rsid="0095c4d4" style:font-weight-asian="normal" style:font-weight-complex="normal"/>
    </style:style>
    <style:style style:name="T4" style:family="text">
      <style:text-properties fo:font-weight="normal" officeooo:rsid="0097291d" style:font-weight-asian="normal" style:font-weight-complex="normal"/>
    </style:style>
    <style:style style:name="T5" style:family="text">
      <style:text-properties fo:font-weight="normal" officeooo:rsid="009909dd" style:font-weight-asian="normal" style:font-weight-complex="normal"/>
    </style:style>
    <style:style style:name="T6" style:family="text">
      <style:text-properties fo:font-weight="normal" officeooo:rsid="009c3fdc" style:font-weight-asian="normal" style:font-weight-complex="normal"/>
    </style:style>
    <style:style style:name="T7" style:family="text">
      <style:text-properties fo:font-weight="normal" officeooo:rsid="009da936" style:font-weight-asian="normal" style:font-weight-complex="normal"/>
    </style:style>
    <style:style style:name="T8" style:family="text">
      <style:text-properties fo:font-weight="normal" officeooo:rsid="00a2c2d5" style:font-weight-asian="normal" style:font-weight-complex="normal"/>
    </style:style>
    <style:style style:name="T9" style:family="text">
      <style:text-properties officeooo:rsid="009909dd"/>
    </style:style>
    <style:style style:name="T10" style:family="text">
      <style:text-properties officeooo:rsid="009c11ab"/>
    </style:style>
    <style:style style:name="T11" style:family="text">
      <style:text-properties officeooo:rsid="009c3fdc"/>
    </style:style>
    <style:style style:name="T12" style:family="text">
      <style:text-properties fo:font-weight="bold" style:font-weight-asian="bold" style:font-weight-complex="bold"/>
    </style:style>
    <style:style style:name="T13" style:family="text">
      <style:text-properties officeooo:rsid="00a2c2d5"/>
    </style:style>
    <style:style style:name="T14" style:family="text">
      <style:text-properties officeooo:rsid="00a350a4"/>
    </style:style>
    <style:style style:name="T15" style:family="text">
      <style:text-properties officeooo:rsid="00aa2b65"/>
    </style:style>
    <style:style style:name="T16" style:family="text">
      <style:text-properties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7" style:family="text">
      <style:text-properties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20" style:family="text">
      <style:text-properties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95c4d4"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officeooo:rsid="00a2c2d5"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bold" officeooo:rsid="00a593b4" style:font-size-asian="12pt" style:font-style-asian="normal" style:font-weight-asian="bold" style:font-size-complex="12pt" style:font-style-complex="normal" style:font-weight-complex="bold"/>
    </style:style>
    <style:style style:name="T24" style:family="text">
      <style:text-properties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25" style:family="text">
      <style:text-properties fo:font-size="12pt" fo:font-style="normal" style:text-underline-style="none" fo:font-weight="bold" officeooo:rsid="00a593b4" fo:background-color="#afd095" loext:char-shading-value="0" style:font-size-asian="12pt" style:font-style-asian="normal" style:font-weight-asian="bold" style:font-size-complex="12pt" style:font-style-complex="normal" style:font-weight-complex="bold"/>
    </style:style>
    <style:style style:name="T26" style:family="text">
      <style:text-properties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95c4d4"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a2c2d5"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214f9f"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9b0888"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a03023"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a788fb"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a97a1a"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text-underline-style="solid" style:text-underline-width="auto" style:text-underline-color="font-color" fo:font-weight="bold" officeooo:rsid="0025e743" style:font-weight-asian="bold" style:font-weight-complex="bold"/>
    </style:style>
    <style:style style:name="T36" style:family="text">
      <style:text-properties style:text-underline-style="solid" style:text-underline-width="auto" style:text-underline-color="font-color" fo:font-weight="bold" officeooo:rsid="002f3515" style:font-weight-asian="bold" style:font-weight-complex="bold"/>
    </style:style>
    <style:style style:name="T37" style:family="text">
      <style:text-properties fo:font-style="normal" style:text-underline-style="none" fo:font-weight="normal" officeooo:rsid="00214f9f" style:font-style-asian="normal" style:font-weight-asian="normal" style:font-style-complex="normal" style:font-weight-complex="normal"/>
    </style:style>
    <style:style style:name="T38" style:family="text">
      <style:text-properties fo:font-style="normal" style:text-underline-style="none" fo:font-weight="normal" officeooo:rsid="004bc1d0" style:font-style-asian="normal" style:font-weight-asian="normal" style:font-style-complex="normal" style:font-weight-complex="normal"/>
    </style:style>
    <style:style style:name="T39" style:family="text">
      <style:text-properties fo:font-style="normal" style:text-underline-style="none" fo:font-weight="normal" officeooo:rsid="004beea9" style:font-style-asian="normal" style:font-weight-asian="normal" style:font-style-complex="normal" style:font-weight-complex="normal"/>
    </style:style>
    <style:style style:name="T40" style:family="text">
      <style:text-properties fo:font-style="normal" style:text-underline-style="none" fo:font-weight="normal" officeooo:rsid="008fdae2" style:font-style-asian="normal" style:font-weight-asian="normal" style:font-style-complex="normal" style:font-weight-complex="normal"/>
    </style:style>
    <style:style style:name="T41" style:family="text">
      <style:text-properties officeooo:rsid="00ac8a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ri Chow (#40003396)</text:p>
      <text:p text:style-name="P1">COMP 479</text:p>
      <text:p text:style-name="P1">Fall ‘20</text:p>
      <text:p text:style-name="P2"/>
      <text:p text:style-name="P5">Project #<text:span text:style-name="T1">3</text:span></text:p>
      <text:p text:style-name="P6"/>
      <text:p text:style-name="P8">Using Python3</text:p>
      <text:p text:style-name="P60">Yellow Highlight: Issue with running.</text:p>
      <text:p text:style-name="P61">Green Highlight: Given names for outputs/inputs.</text:p>
      <text:p text:style-name="P8"/>
      <text:p text:style-name="P51"><text:span text:style-name="T16">Subproject #1</text:span><text:span text:style-name="T17">:</text:span></text:p>
      <text:p text:style-name="P12"/>
      <text:p text:style-name="P3"><text:span text:style-name="T35">Sorting </text:span><text:span text:style-name="T36">&amp; Building an Index</text:span></text:p>
      <text:p text:style-name="P7"/>
      <text:p text:style-name="P41">Tested Commands</text:p>
      <text:list xml:id="list3021169944" text:style-name="L1">
        <text:list-item>
          <text:p text:style-name="P52"><text:span text:style-name="T18">python3 </text:span><text:span text:style-name="T19">spimi-indexer.</text:span><text:span text:style-name="T20">py</text:span><text:span text:style-name="T18"> -i </text:span><text:span text:style-name="T24">tokens.json</text:span><text:span text:style-name="T18"> </text:span></text:p>
        </text:list-item>
        <text:list-item>
          <text:p text:style-name="P52"><text:span text:style-name="T21">Running –&gt; build_index_block</text:span><text:span text:style-name="T18">(args.input_file,args.output_file)</text:span></text:p>
        </text:list-item>
      </text:list>
      <text:p text:style-name="P9">============================================================</text:p>
      <text:p text:style-name="P4"><text:span text:style-name="T37">- Input: </text:span><text:span text:style-name="T38">Lists of Tokens</text:span><text:span text:style-name="T39"> </text:span><text:span text:style-name="T38"><text:s/>[ID, Token] </text:span><text:span text:style-name="T40">(In this case of the entire REUTERS collection)</text:span></text:p>
      <text:p text:style-name="P55"><text:span text:style-name="T26">- Output: </text:span><text:span text:style-name="T27">Sorted individual Blocks </text:span><text:span text:style-name="T28">(with 500 unique terms and no duplicate IDs)</text:span></text:p>
      <text:p text:style-name="P27">============================================================</text:p>
      <text:p text:style-name="P30"/>
      <text:p text:style-name="P31">os.chdir(os.getcwd() + "/BLOCKS")<text:span text:style-name="T2">: </text:span><text:span text:style-name="T3">The Block will be stored in this folder to not clutter up the root folder.</text:span></text:p>
      <text:p text:style-name="P13"/>
      <text:p text:style-name="P14">- The tokens are read line by line and parse to retrieve the docID then the term.</text:p>
      <text:p text:style-name="P14">- If the term exists already in the dictionary, we have now to check if the current docID is already in the list of docIDs.</text:p>
      <text:p text:style-name="P14"><text:tab/>&gt; If that docID is a duplicate, it is ignored.</text:p>
      <text:p text:style-name="P14"><text:tab/>&gt; Else, we will append it to the list.</text:p>
      <text:p text:style-name="P32"><text:span text:style-name="T2">- If the term doesn’t exist </text:span><text:span text:style-name="T4">in the dictionary</text:span><text:span text:style-name="T2">, we just add it to the dictionary as a key. The value is a list version of the docID.</text:span></text:p>
      <text:p text:style-name="P14"/>
      <text:p text:style-name="P32"><text:span text:style-name="T2">- </text:span>len(current_dictionary) == 500<text:span text:style-name="T2">: </text:span><text:span text:style-name="T5">After the # of keys in the dictionary reaches 500, we need to sort the dictionary by iterating through it and creating a sorted dictionary done as so: </text:span><text:span text:style-name="T9">sorted_dictionary = collections.OrderedDict(sorted(current_dictionary.items()))</text:span></text:p>
      <text:p text:style-name="P14">- <text:span text:style-name="T9">This sorted_dictionary is then dumped into a file with the name “BLOCK” + block_counter.</text:span></text:p>
      <text:p text:style-name="P14">- <text:span text:style-name="T9">After this block has been created, the current_dictionary is clear and the block_counter goes up by one.</text:span></text:p>
      <text:p text:style-name="P14"/>
      <text:p text:style-name="P14"/>
      <text:p text:style-name="P14"/>
      <text:p text:style-name="P44"><text:soft-page-break/>Merging the Blocks <text:span text:style-name="T10">and creating the final index</text:span></text:p>
      <text:p text:style-name="P15"/>
      <text:p text:style-name="P42">Tested Commands</text:p>
      <text:list xml:id="list220535724265610" text:continue-numbering="true" text:style-name="L1">
        <text:list-item>
          <text:p text:style-name="P53"><text:span text:style-name="T18">python3 </text:span><text:span text:style-name="T19">spimi-indexer.</text:span><text:span text:style-name="T20">py</text:span><text:span text:style-name="T18"> -i </text:span><text:span text:style-name="T24">tokens.json</text:span><text:span text:style-name="T18"> </text:span></text:p>
        </text:list-item>
        <text:list-item>
          <text:p text:style-name="P37">Running –&gt; create_final_index()</text:p>
        </text:list-item>
      </text:list>
      <text:p text:style-name="P10">============================================================</text:p>
      <text:p text:style-name="P56"><text:span text:style-name="T29">- Input: </text:span><text:span text:style-name="T30">Block files</text:span></text:p>
      <text:p text:style-name="P28">- Output: <text:span text:style-name="T13">index.json which consists of a final merged index with sorted terms and docids (no duplicates)</text:span></text:p>
      <text:p text:style-name="P16">============================================================</text:p>
      <text:p text:style-name="P16"/>
      <text:p text:style-name="P33">files = os.listdir(os.getcwd()):<text:span text:style-name="T2"> </text:span><text:span text:style-name="T6">Used to account the # of blocks in the directory.</text:span></text:p>
      <text:p text:style-name="P33"><text:span text:style-name="T11">current_dictionary = dict(current_dictionary, **data): </text:span><text:span text:style-name="T6">Data is a keyword parameter which is a JSON dictionary object that is passed to the current_dictonary and appended. For each block that is open, this is what will happen. In the end, current_dictionary will consists of all the terms from blocks.</text:span></text:p>
      <text:p text:style-name="P18"/>
      <text:p text:style-name="P33"><text:span text:style-name="T11">sorted_dictionary = collections.OrderedDict(sorted(current_dictionary.items())): </text:span><text:span text:style-name="T7">T</text:span><text:span text:style-name="T6">his has to be sorted once again before the final merging can be done.</text:span></text:p>
      <text:p text:style-name="P34"><text:span text:style-name="T11">os.chdir(".."):</text:span><text:span text:style-name="T6"> </text:span><text:span text:style-name="T7">We change the directory back to root so that the intermediate “sorted_dictionary.json” can be written in the root folder. If not, it would interfere and mess up the “files” listed above and the count of blocks.</text:span></text:p>
      <text:p text:style-name="P18"/>
      <text:p text:style-name="P35">list(chain(*sorted_docID)):<text:span text:style-name="T2"> </text:span><text:span text:style-name="T8">This is used to flatten the docID list into one list.</text:span></text:p>
      <text:p text:style-name="P18"/>
      <text:p text:style-name="P45">Timing:</text:p>
      <text:p text:style-name="P19"><draw:frame draw:style-name="fr1" draw:name="Image1" text:anchor-type="char" svg:width="17cm" svg:height="1.983cm" draw:z-index="0"><draw:image xlink:href="Pictures/10000201000005CB000000ADB88E5BAE3D376A6C.png" xlink:type="simple" xlink:show="embed" xlink:actuate="onLoad" draw:mime-type="image/png"/></draw:frame>SPIMI total run time: 26.97 + 6.07 = <text:span text:style-name="T12">33.04 sec</text:span></text:p>
      <text:p text:style-name="P57"><text:span text:style-name="T31">- </text:span><text:span text:style-name="T32">Creating the blocks (500 terms each block): 26.97 sec</text:span></text:p>
      <text:p text:style-name="P20">- Creating an index: 6.07 sec</text:p>
      <text:p text:style-name="P21"><draw:frame draw:style-name="fr1" draw:name="Image2" text:anchor-type="char" svg:width="17cm" svg:height="1.356cm" draw:z-index="1"><draw:image xlink:href="Pictures/10000201000005F80000007AE1E4324F5BAB930C.png" xlink:type="simple" xlink:show="embed" xlink:actuate="onLoad" draw:mime-type="image/png"/></draw:frame>- Creating an index using the naive way: 31 sec</text:p>
      <text:p text:style-name="P21"/>
      <text:p text:style-name="P21">It takes close to 5x as much time to create an index using the naive indexer. But SPIMI takes more time with creating the blocks. But creating the final index is much shorter.</text:p>
      <text:p text:style-name="P21"/>
      <text:p text:style-name="P21"/>
      <text:p text:style-name="P46">Ranking:</text:p>
      <text:p text:style-name="P46"/>
      <text:p text:style-name="P40">- <text:span text:style-name="T15">Incomplete. Ran out of time before deadline.</text:span></text:p>
      <text:p text:style-name="P46"><text:soft-page-break/>Querying:</text:p>
      <text:p text:style-name="P43">Tested Commands</text:p>
      <text:list xml:id="list220536380284027" text:continue-numbering="true" text:style-name="L1">
        <text:list-item>
          <text:p text:style-name="P38">// Single Term //</text:p>
        </text:list-item>
        <text:list-item>
          <text:p text:style-name="P54"><text:span text:style-name="T18">python3 </text:span><text:span text:style-name="T22">query.py</text:span><text:span text:style-name="T18"> -i </text:span><text:span text:style-name="T25">index</text:span><text:span text:style-name="T24">.json</text:span><text:span text:style-name="T18"> -</text:span><text:span text:style-name="T23">q hello </text:span></text:p>
        </text:list-item>
      </text:list>
      <text:p text:style-name="P39"/>
      <text:p text:style-name="P11">============================================================</text:p>
      <text:p text:style-name="P58"><text:span text:style-name="T29">- Input: </text:span><text:span text:style-name="T28">index.json (final merged index)</text:span></text:p>
      <text:p text:style-name="P29">- Output: <text:span text:style-name="T14">result.json consists of the query results</text:span></text:p>
      <text:p text:style-name="P17">============================================================</text:p>
      <text:p text:style-name="P50">Ranking wasn’t implemented due to lack of time!</text:p>
      <text:p text:style-name="P50"/>
      <text:p text:style-name="P47">Single Term Querying</text:p>
      <text:p text:style-name="P22">- If the query passed length is 1, then this would run.</text:p>
      <text:p text:style-name="P59"><text:span text:style-name="T33">- </text:span><text:span text:style-name="T34">Upon finding the query term in the index dictionary, it would record the docID in a new dictionary called results and at the end write the results into results.json.</text:span></text:p>
      <text:p text:style-name="P23">- If there are no results, it would print that the result cannot be found.</text:p>
      <text:p text:style-name="P23"/>
      <text:p text:style-name="P48">OR Querying</text:p>
      <text:p text:style-name="P48"/>
      <text:p text:style-name="P24">- for query_term in queries: <text:span text:style-name="T41">Iteration for each query term.</text:span></text:p>
      <text:p text:style-name="P24">- for term, docID in data.items(): <text:span text:style-name="T41">Iteration to go through the index to find the matched query terms.</text:span></text:p>
      <text:p text:style-name="P25">- if len(results) &gt; 0: <text:span text:style-name="T41">given the query term is found and a result has been added to the final dictionary consists of results, get the value.</text:span></text:p>
      <text:p text:style-name="P25">- for single_docID in docID: <text:span text:style-name="T41">for this iteration we append the unique docIDs to our list of docID.</text:span></text:p>
      <text:p text:style-name="P25"/>
      <text:p text:style-name="P25">- <text:span text:style-name="T41">Finally, we sort the docID by transforming them to int so it sorts properly.</text:span></text:p>
      <text:p text:style-name="P25">results[query] = [int(x) for x in results[query]]</text:p>
      <text:p text:style-name="P25">results[query].sort()</text:p>
      <text:p text:style-name="P26">(Note: with ranking, we would retrieve the top results so sorting would be done automatically based on the best results)</text:p>
      <text:p text:style-name="P24"/>
      <text:p text:style-name="P48">AND Querying</text:p>
      <text:p text:style-name="P48"/>
      <text:p text:style-name="P48"/>
      <text:p text:style-name="P49">Test Queries (4):</text:p>
      <text:p text:style-name="P48"/>
      <text:p text:style-name="P48"/>
      <text:p text:style-name="P48"/>
      <text:p text:style-name="P48">Sample Queries:</text:p>
      <text:p text:style-name="P48"/>
      <text:p text:style-name="P36">python3 query.py -i index.json -q "Democrats’ welfare and healthcare reform policies”</text:p>
      <text:p text:style-name="P36"><text:soft-page-break/></text:p>
      <text:p text:style-name="P36"/>
      <text:p text:style-name="P36"/>
      <text:p text:style-name="P36">python3 query.py -i index.json -q "George Bush"</text:p>
      <text:p text:style-name="P48"/>
      <text:p text:style-name="P24">{"George Bush": [2, 4, 5, 8, 43, 178, 255, 286, 342, 854, 871, 925, 925, 965, 1022, 1502, 1667, 1729, 2356, 2711, 2733, 2766, 2796, 2802, 3014, 3366, 3390, 3560, 3563, 3938, 4008, 4098, 4737, 4764, 4853, 5157, 5334, 5405, 5459, 5574, 5631, 5711, 6062, 6065, 6296, 6423, 6564, 6656, 6744, 6882, 6896, 6940, 6989, 7186, 7326, 7469, 7471, 7525, 7765, 8009, 8053, 8252, 8500, 8554, 8593, 8748, 8765, 9002, 9150, 9247, 9342, 9755, 10400, 10682, 10725, 11380, 11624, 12002, 12009, 12209, 12261, 12460, 12605, 12709, 12720, 12806, 12967, 13246, 13507, 14749, 14809, 14914, 15284, 15342, 15363, 15405, 15427, 15439, 15478, 15880, 16090, 16115, 16199, 16218, 16229, 16318, 16389, 16550, 16575, 16730, 16780, 16824, 17004, 17119, 17150, 17181, 17305, 17356, 17647, 18148, 18160, 18330, 18442, 18443, 18472, 18579, 18688, 18867, 18961, 19003, 19033, 19485, 19589, 19760, 19828, 19958, 20099, 20571, 20719, 20860, 20891, 21376, 21379, 21393]}</text:p>
      <text:p text:style-name="P36">python3 query.py -i index.json -q "Drug company bankruptcies" <text:s/></text:p>
      <text:p text:style-name="P19"/>
      <text:p text:style-name="P19">{"Drug company bankruptcies": [0, 1, 2, 4, 7, 8, 9, 15, 17, 18, 21, 23, 25, 33, 34, 39, 45, 56, 70, 79, 84, 88, 90, 91, 110, 116, 119, 122, 123, 125, 127, 130, 131, 134, 145, 147, 149, 150, 153, 157, 158, 174, 176, 180, 184, 186, 191, 192, 194, 206, 214, 236, 247, 260, 265, 272, 276, 279, 281, 282, 302, 305, 311, 316, 323, 324, 326, 331, 333, 355, 356, 362, 366, 367, 369, 371, 372, 375, 376, 380, 381, 384, 385, 390, 391, 393, 401, 403, 408, 409, 412, 435, 437, 439, 441, 446, 448, 451, 454, 457, 463, 465, 469, 471, 472, 473, 474, 477, 479, 481, 482, 486, 493, 496, 497, 503, 504, 510, 520, 524, 532, 537, 543, 544, 545, 547, 549, 551, 552, 553, 556, 564, 568, 570, 585, 587, 591, 599, 604, 609, 612, 626, 627, 630, 631, 633, 635, 637, 639, 641, 643, 650, 651, 652, 653, 660, 670, 674, 677, 679, 681, 682, 683, 685, 696, 705, 706, 714, 720, 721, 724, 727, 729, 730, 732, 733, 736, 737, 741, 747, 748, 752, 753, 755, 757, 761, 762, 763, 764, 766, 768, 775, 779, 785, 788, 805, 807, 809, 819, 820, 825, 826, 836, 840, 845, 847, 852, 853, 863, 865, 882, 894, 899, 902, 904, 909, 911, 912, 922, 936, 941, 947, 959, 961, 963, 966, 967, 970, 978, 979, 980, 983, 984, 995, 997, 1000, 1001, 1003, 1006, 1015, 1016, 1019, 1021, 1025, 1028, 1029, 1032, 1041, 1042, 1043, 1046, 1047, 1052, 1059, 1060, 1063, 1073, 1077, 1080, 1083, 1084, 1098, 1099, 1103, 1104, 1105, 1113, 1114, 1123, 1126, 1127, 1132, 1133, 1138, 1150, 1156, 1159, 1161, 1172, 1179, 1189, 1192, 1195, 1196, 1198, 1203, 1208, 1213, 1218, 1223, 1227, 1228, 1232, 1233, 1235, 1237, 1238, 1240, 1241, 1242, 1243, 1252, 1254, 1261, 1262, 1266, 1267, 1269, 1276, 1278, 1281, 1282, 1283, 1287, 1289, 1292, 1294, 1296, 1297, 1300, 1310, 1313, 1315, 1316, 1319, 1321, 1329, 1332, 1334, 1335, 1336, 1339, 1340, 1352, 1359, 1366, 1370, 1374, 1376, 1380, 1381, 1389, 1391, 1401, 1402, 1403, 1408, 1414, 1415, 1418, 1419, 1423, 1426, 1427, 1429, 1430, 1434, 1444, 1447, 1450, 1451, 1455, 1456, 1463, 1464, 1466, 1473, 1485, 1489, 1490, 1491, 1497, 1499, 1500, 1501, 1502, 1505, 1509, 1518, 1522, 1531, 1534, 1535, 1542, 1544, 1558, 1561, 1562, 1566, 1572, 1575, 1577, 1578, <text:soft-page-break/>1581, 1584, 1595, 1596, 1603, 1607, 1609, 1618, 1624, 1628, 1632, 1634, 1635, 1636, 1637, 1647, 1654, 1660, 1664, 1665, 1667, 1668, 1671, 1673, 1676, 1678, 1682, 1684, 1687, 1689, 1690, 1691, 1696, 1700, 1704, 1712, 1718, 1723, 1728, 1729, 1732, 1733, 1737, 1739, 1743, 1747, 1748, 1749, 1755, 1756, 1757, 1760, 1771, 1775, 1778, 1782, 1784, 1788, 1790, 1798, 1801, 1802, 1805, 1808, 1810, 1816, 1817, 1818, 1819, 1821, 1822, 1825, 1826, 1827, 1831, 1832, 1833, 1835, 1836, 1847, 1854, 1860, 1862, 1864, 1866, 1874, 1876, 1881, 1886, 1891, 1902, 1903, 1904, 1911, 1917, 1918, 1924, 1937, 1945, 1950, 1960, 1966, 1979, 1981, 1991, 1994, 1996, 1998, 2010, 2017, 2018, 2024, 2036, 2039, 2045, 2046, 2050, 2054, 2056, 2057, 2058, 2062, 2070, 2079, 2080, 2081, 2084, 2085, 2091, 2097, 2100, 2107, 2108, 2111, 2114, 2116, 2120, 2127, 2129, 2131, 2138, 2142, 2151, 2159, 2160, 2165, 2177, 2179, 2180, 2186, 2189, 2193, 2194, 2196, 2198, 2210, 2218, 2219, 2221, 2225, 2235, 2237, 2248, 2249, 2251, 2254, 2260, 2261, 2265, 2268, 2271, 2274, 2277, 2283, 2284, 2285, 2287, 2289, 2291, 2292, 2296, 2297, 2299, 2301, 2306, 2307, 2311, 2312, 2314, 2317, 2318, 2319, 2322, 2331, 2343, 2353, 2356, 2357, 2362, 2366, 2369, 2370, 2371, 2372, 2374, 2375, 2376, 2378, 2381, 2386, 2392, 2394, 2395, 2398, 2400, 2405, 2411, 2413, 2414, 2416, 2418, 2419, 2422, 2428, 2431, 2433, 2434, 2435, 2444, 2458, 2461, 2464, 2470, 2472, 2473, 2475, 2476, 2477, 2481, 2485, 2487, 2489, 2491, 2492, 2498, 2500, 2505, 2509, 2513, 2516, 2520, 2523, 2530, 2533, 2534, 2538, 2540, 2542, 2543, 2544, 2559, 2560, 2570, 2575, 2581, 2589, 2596, 2597, 2603, 2612, 2628, 2636, 2638, 2641, 2647, 2652, 2654, 2656, 2661, 2663, 2668, 2673, 2679, 2682, 2689, 2695, 2696, 2710, 2712, 2716, 2717, 2718, 2720, 2721, 2722, 2724, 2728, 2729, 2735, 2736, 2738, 2739, 2745, 2759, 2762, 2767, 2768, 2769, 2775, 2778, 2785, 2791, 2792, 2797, 2799, 2800, 2802, 2803, 2805, 2810, 2812, 2815, 2818, 2819, 2822, 2828, 2829, 2830, 2831, 2833, 2835, 2841, 2846, 2852, 2853, 2854, 2855, 2868, 2874, 2875, 2882, 2884, 2888, 2889, 2896, 2897, 2900, 2903, 2905, 2907, 2910, 2911, 2912, 2914, 2916, 2917, 2924, 2930, 2937, 2943, 2973, 2988, 2998, 3008, 3013, 3017, 3018, 3023, 3026, 3039, 3048, 3052, 3053, 3059, 3062, 3063, 3066, 3069, 3071, 3072, 3075, 3085, 3086, 3091, 3095, 3096, 3101, 3102, 3106, 3108, 3115, 3117, 3118, 3119, 3120, 3123, 3126, 3139, 3142, 3148, 3151, 3156, 3157, 3158, 3161, 3163, 3166, 3168, 3171, 3174, 3175, 3176, 3177, 3178, 3183, 3188, 3189, 3193, 3194, 3203, 3205, 3209, 3212, 3213, 3214, 3215, 3217, 3221, 3227, 3229, 3230, 3236, 3237, 3242, 3244, 3250, 3251, 3255, 3257, 3259, 3261, 3263, 3265, 3266, 3267, 3269, 3271, 3274, 3276, 3284, 3287, 3293, 3297, 3298, 3302, 3303, 3307, 3308, 3319, 3320, 3322, 3325, 3327, 3328, 3331, 3336, 3344, 3346, 3355, 3368, 3372, 3375, 3376, 3380, 3381, 3383, 3385, 3389, 3391, 3393, 3394, 3395, 3396, 3400, 3403, 3405, 3409, 3410, 3412, 3413, 3416, 3417, 3422, 3424, 3427, 3437, 3444, 3454, 3463, 3466, 3468, 3479, 3488, 3490, 3491, 3496, 3497, 3505, 3507, 3509, 3515, 3518, 3544, 3547, 3548, 3563, 3566, 3574, 3577, 3578, 3587, 3588, 3589, 3592, 3596, 3598, 3608, 3617, 3618, 3619, 3620, 3623, 3630, 3632, 3638, 3643, 3645, 3646, 3656, 3657, 3658, 3663, 3664, 3665, 3673, 3675, 3682, 3683, 3692, 3693, 3699, 3703, 3705, 3706, 3709, 3710, 3712, 3714, 3716, 3722, 3725, 3727, 3731, 3733, 3736, 3739, 3742, 3743, 3744, 3752, 3753, 3756, 3758, 3759, 3761, 3769, 3771, 3775, 3776, 3777, 3778, 3779, 3781, 3797, 3798, 3804, 3810, 3812, 3813, 3823, 3826, 3827, 3830, 3839, 3841, 3843, 3845, 3846, 3848, 3852, 3856, 3857, 3861, 3864, 3868, 3869, 3873, 3878, 3882, 3884, 3886, 3890, 3893, 3899, 3906, 3907, <text:soft-page-break/>3912, 3915, 3919, 3920, 3921, 3923, 3924, 3925, 3926, 3932, 3936, 3937, 3939, 3941, 3942, 3945, 3948, 3951, 3953, 3956, 3957, 3960, 3961, 3966, 3967, 3974, 3984, 3986, 3987, 3990, 3991, 3993, 4001, 4002, 4016, 4017, 4026, 4027, 4033, 4042, 4049, 4050, 4052, 4055, 4065, 4069, 4075, 4081, 4086, 4097, 4098, 4100, 4105, 4107, 4127, 4128, 4130, 4132, 4133, 4135, 4143, 4145, 4146, 4147, 4153, 4159, 4160, 4161, 4162, 4163, 4168, 4174, 4175, 4180, 4182, 4186, 4197, 4198, 4202, 4204, 4207, 4213, 4214, 4223, 4229, 4231, 4232, 4233, 4235, 4236, 4237, 4243, 4244, 4246, 4249, 4252, 4254, 4260, 4263, 4266, 4269, 4270, 4272, 4274, 4295, 4299, 4300, 4303, 4308, 4309, 4310, 4312, 4315, 4317, 4318, 4322, 4323, 4325, 4335, 4336, 4339, 4347, 4352, 4360, 4364, 4367, 4368, 4369, 4371, 4373, 4374, 4375, 4386, 4391, 4395, 4401, 4402, 4406, 4408, 4410, 4418, 4421, 4423, 4425, 4426, 4427, 4428, 4429, 4435, 4437, 4438, 4443, 4447, 4448, 4461, 4464, 4477, 4481, 4485, 4488, 4489, 4492, 4496, 4497, 4503, 4506, 4510, 4514, 4518, 4520, 4523, 4524, 4527, 4535, 4539, 4543, 4546, 4551, 4556, 4557, 4563, 4564, 4566, 4568, 4580, 4583, 4585, 4588, 4591, 4592, 4593, 4607, 4613, 4615, 4621, 4647, 4649, 4651, 4655, 4663, 4665, 4669, 4677, 4687, 4689, 4690, 4691, 4692, 4697, 4704, 4718, 4724, 4731, 4733, 4734, 4748, 4749, 4751, 4753, 4760, 4766, 4772, 4776, 4779, 4784, 4795, 4796, 4798, 4804, 4806, 4810, 4815, 4818, 4826, 4837, 4839, 4841, 4842, 4846, 4848, 4851, 4853, 4857, 4858, 4861, 4867, 4868, 4871, 4876, 4877, 4878, 4879, 4884, 4886, 4890, 4893, 4894, 4895, 4906, 4907, 4908, 4912, 4917, 4919, 4922, 4926, 4931, 4932, 4933, 4942, 4943, 4948, 4951, 4952, 4953, 4957, 4962, 4963, 4964, 4967, 4970, 4976, 4978, 4980, 4981, 4982, 4989, 4992, 4994, 4996, 4997, 5001, 5005, 5007, 5010, 5011, 5014, 5022, 5023, 5026, 5032, 5035, 5038, 5039, 5041, 5063, 5065, 5067, 5069, 5071, 5075, 5077, 5081, 5082, 5086, 5088, 5091, 5092, 5093, 5094, 5096, 5097, 5101, 5104, 5107, 5114, 5116, 5117, 5119, 5120, 5122, 5123, 5124, 5125, 5126, 5130, 5131, 5135, 5156, 5159, 5175, 5177, 5188, 5197, 5198, 5203, 5209, 5214, 5226, 5229, 5230, 5234, 5247, 5248, 5250, 5252, 5272, 5276, 5281, 5286, 5291, 5295, 5296, 5298, 5299, 5305, 5306, 5311, 5319, 5322, 5330, 5340, 5347, 5348, 5352, 5353, 5357, 5366, 5374, 5377, 5379, 5384, 5385, 5386, 5387, 5390, 5395, 5396, 5397, 5401, 5403, 5406, 5409, 5411, 5421, 5423, 5430, 5431, 5433, 5436, 5440, 5441, 5443, 5445, 5446, 5448, 5454, 5455, 5456, 5463, 5465, 5466, 5472, 5473, 5480, 5482, 5484, 5486, 5487, 5489, 5493, 5497, 5500, 5503, 5504, 5505, 5512, 5513, 5514, 5516, 5517, 5521, 5524, 5525, 5526, 5534, 5537, 5540, 5541, 5547, 5552, 5557, 5558, 5560, 5562, 5563, 5564, 5567, 5569, 5578, 5579, 5580, 5581, 5585, 5586, 5587, 5590, 5593, 5596, 5597, 5605, 5607, 5608, 5620, 5623, 5627, 5628, 5641, 5642, 5643, 5647, 5649, 5653, 5659, 5660, 5667, 5668, 5672, 5673, 5675, 5681, 5689, 5690, 5691, 5696, 5705, 5708, 5710, 5711, 5712, 5713, 5714, 5719, 5726, 5728, 5730, 5735, 5737, 5739, 5745, 5746, 5753, 5755, 5756, 5757, 5763, 5777, 5787, 5788, 5789, 5793, 5821, 5822, 5825, 5828, 5832, 5833, 5834, 5851, 5854, 5868, 5873, 5876, 5882, 5884, 5888, 5889, 5890, 5893, 5899, 5903, 5904, 5910, 5917, 5919, 5921, 5924, 5935, 5937, 5940, 5942, 5947, 5948, 5952, 5953, 5956, 5961, 5962, 5977, 5986, 5987, 5988, 6009, 6011, 6014, 6020, 6021, 6025, 6035, 6039, 6049, 6053, 6054, 6056, 6059, 6060, 6072, 6075, 6082, 6085, 6087, 6089, 6090, 6092, 6096, 6098, 6101, 6110, 6111, 6112, 6113, 6117, 6121, 6122, 6126, 6132, 6144, 6149, 6157, 6160, 6162, 6166, 6174, 6180, 6182, 6184, 6189, 6195, 6199, 6200, 6202, 6203, 6214, 6215, 6217, 6218, 6219, 6220, 6222, 6224, 6225, 6228, 6229, 6237, 6246, 6255, <text:soft-page-break/>6256, 6266, 6271, 6276, 6277, 6278, 6282, 6287, 6290, 6291, 6300, 6309, 6312, 6317, 6319, 6320, 6321, 6322, 6327, 6328, 6332, 6340, 6346, 6349, 6353, 6361, 6363, 6368, 6376, 6378, 6381, 6388, 6389, 6402, 6410, 6413, 6419, 6423, 6424, 6425, 6428, 6430, 6432, 6433, 6438, 6441, 6451, 6456, 6461, 6463, 6467, 6471, 6473, 6475, 6479, 6481, 6490, 6498, 6500, 6502, 6503, 6508, 6517, 6527, 6530,</text:p>
      <text:p text:style-name="P19"><text:s/>6532, 6539, 6541, 6544, 6546, 6547, 6553, 6558, 6559, 6560, 6561, 6562, 6564, 6581, 6592, 6597, 6602, 6605, 6608, 6610, 6612, 6614, 6622, 6625, 6630, 6633, 6636, 6638, 6640, 6651, 6660, 6662, 6663, 6665, 6671, 6674, 6678, 6689, 6697, 6698, 6699, 6702, 6704, 6707, 6708, 6710, 6717, 6718, 6719, 6721, 6722, 6723, 6724, 6725, 6726, 6731, 6732, 6734, 6737, 6740, 6742, 6747, 6749, 6752, 6755, 6760, 6761, 6762, 6763, 6766, 6769, 6771, 6773, 6778, 6784, 6795, 6797, 6806, 6811, 6812, 6813, 6815, 6818, 6819, 6824, 6836, 6839, 6841, 6842, 6844, 6849, 6855, 6858, 6863, 6869, 6874, 6877, 6884, 6887, 6891, 6901, 6905, 6907, 6910, 6914, 6923, 6927, 6928, 6929, 6936, 6944, 6956, 6968, 6985, 6993, 6996, 7001, 7003, 7016, 7024, 7041, 7042, 7046, 7050, 7056, 7059, 7060, 7064, 7067, 7073, 7085, 7088, 7090, 7091, 7093, 7094, 7102, 7107, 7108, 7109, 7110, 7111, 7112, 7114, 7116, 7119, 7122, 7125, 7126, 7130, 7136, 7138, 7145, 7147, 7149, 7153, 7155, 7156, 7158, 7163, 7164, 7165, 7166, 7169, 7172, 7174, 7179, 7183, 7185, 7186, 7200, 7209, 7212, 7216, 7217, 7225, 7239, 7240, 7245, 7246, 7252, 7253, 7255, 7258, 7259, 7260, 7262, 7270, 7274, 7283, 7289, 7290, 7291, 7293, 7307, 7309, 7316, 7319, 7332, 7333, 7334, 7335, 7340, 7342, 7349, 7361, 7362, 7364, 7365, 7370, 7372, 7374, 7378, 7379, 7380, 7381, 7382, 7384, 7386, 7391, 7396, 7397, 7398, 7399, 7400, 7402, 7408, 7409, 7411, 7415, 7418, 7423, 7427, 7430, 7433, 7434, 7435, 7438, 7442, 7443, 7448, 7454, 7455, 7463, 7465, 7466, 7473, 7475, 7480, 7481, 7482, 7485, 7486, 7489, 7497, 7509, 7514, 7532, 7548, 7552, 7558, 7560, 7578, 7596, 7603, 7605, 7615, 7616, 7617, 7618, 7629, 7635, 7639, 7644, 7645, 7646, 7648, 7650, 7654, 7655, 7659, 7665, 7671, 7672, 7673, 7677, 7680, 7684, 7687, 7689, 7691, 7696, 7697, 7698, 7699, 7701, 7704, 7705, 7708, 7715, 7717, 7725, 7727, 7733, 7736, 7737, 7740, 7741, 7742, 7747, 7753, 7756, 7759, 7762, 7763, 7765, 7767, 7771, 7775, 7778, 7779, 7781, 7789, 7791, 7796, 7797, 7799, 7800, 7801, 7808, 7809, 7810, 7811, 7812, 7814, 7816, 7822, 7823, 7825, 7827, 7831, 7847, 7848, 7865, 7866, 7869, 7870, 7872, 7874, 7875, 7876, 7885, 7886, 7890, 7893, 7895, 7896, 7897, 7898, 7901, 7903, 7904, 7918, 7925, 7927, 7928, 7931, 7933, 7935, 7938, 7939, 7940, 7946, 7947, 7949, 7959, 7963, 7965, 7968, 7970, 7977, 7981, 7982, 7985, 7986, 7988, 7993, 7996, 7997, 8000, 8006, 8010, 8014, 8022, 8027, 8034, 8037, 8039, 8040, 8043, 8046, 8065, 8068, 8082, 8085, 8087, 8091, 8100, 8115, 8130, 8136, 8143, 8148, 8162, 8163, 8166, 8191, 8205, 8209, 8216, 8221, 8222, 8224, 8225, 8231, 8233, 8235, 8243, 8248, 8258, 8265, 8268, 8272, 8280, 8281, 8282, 8285, 8298, 8311, 8320, 8322, 8328, 8329, 8330, 8331, 8332, 8333, 8334, 8336, 8341, 8346, 8351, 8358, 8365, 8380, 8383, 8384, 8386, 8396, 8403, 8406, 8410, 8411, 8414, 8417, 8418, 8419, 8420, 8423, 8428, 8430, 8432, 8434, 8435, 8436, 8439, 8441, 8444, 8449, 8450, 8455, 8462, 8463, 8467, 8469, 8471, 8472, 8477, 8479, 8480, 8482, 8483, 8485, 8489, 8496, 8497, 8504, 8506, 8507, 8510, 8512, 8514, 8521, 8525, 8526, 8531, 8538, 8539, 8540, 8541, 8542, 8551, 8552, 8558, 8562, 8569, 8570, 8572, 8595, 8618, 8628, 8630, 8632, 8647, 8650, 8651, 8653, 8666, 8685, 8687, 8689, 8690, 8691, 8693, 8697, 8700, 8704, 8707, 8711, 8712, 8716, 8717, 8719, 8720, 8721, 8727, <text:soft-page-break/>8737, 8739, 8743, 8751, 8753, 8756, 8761, 8766, 8771, 8776, 8778, 8780, 8781, 8782, 8789, 8791, 8792, 8795, 8797, 8799, 8804, 8809, 8811, 8813, 8820, 8827, 8830, 8831, 8832, 8834, 8836, 8838, 8839, 8846, 8853, 8854, 8861, 8863, 8864, 8873, 8875, 8889, 8896, 8899, 8900, 8906, 8907, 8913, 8914, 8916, 8917, 8921, 8923, 8924, 8926, 8927, 8937, 8940, 8943, 8944, 8945, 8947, 8948, 8949, 8957, 8959, 8960, 8962, 8964, 8971, 8973, 8986, 8988, 8996, 8998, 9000, 9002, 9006, 9009, 9030, 9031, 9033, 9035, 9036, 9038, 9043, 9046, 9047, 9057, 9062, 9063, 9064, 9065, 9070, 9072, 9075, 9077, 9078, 9085, 9086, 9087, 9090, 9099, 9106, 9108, 9109, 9112, 9114, 9127, 9139, 9142, 9146, 9147, 9156, 9160, 9161, 9172, 9175, 9181, 9185, 9196, 9197, 9202, 9205, 9206, 9210, 9223, 9229, 9230, 9232, 9236, 9241, 9242, 9246, 9247, 9258, 9259, 9262, 9269, 9277, 9279, 9281, 9283, 9286, 9289, 9296, 9297, 9298, 9302, 9303, 9307, 9323, 9328, 9329, 9330, 9331, 9337, 9338, 9340, 9341, 9342, 9343, 9345, 9350, 9351, 9353, 9355, 9363, 9368, 9371, 9373, 9376, 9381, 9382, 9383, 9387, 9388, 9390, 9392, 9402, 9403, 9408, 9413, 9421, 9424, 9431, 9432, 9434, 9437, 9440, 9443, 9445, 9446, 9447, 9448, 9449, 9453, 9454, 9455, 9458, 9460, 9462, 9465, 9467, 9471, 9474, 9476, 9480, 9481, 9484, 9485, 9487, 9488, 9489, 9490, 9492, 9497, 9504, 9505, 9506, 9507, 9508, 9509, 9520, 9522, 9526, 9528, 9538, 9539, 9542, 9543, 9544, 9546, 9549, 9552, 9553, 9561, 9563, 9569, 9570, 9579, 9581, 9582, 9583, 9585, 9589, 9590, 9593, 9594, 9596, 9601, 9609, 9618, 9622, 9633, 9636, 9637, 9638, 9639, 9641, 9644, 9645, 9650, 9658, 9665, 9666, 9668, 9677, 9679, 9687, 9706, 9707, 9725, 9726, 9733, 9734, 9736, 9738, 9744, 9755, 9771, 9778, 9779, 9783, 9785, 9800, 9804, 9808, 9817, 9826, 9833, 9842, 9844, 9846, 9850, 9854, 9861, 9869, 9870, 9872, 9874, 9881, 9884, 9886, 9888, 9890, 9891, 9898, 9907, 9909, 9911, 9912, 9914, 9915, 9918, 9920, 9921, 9922, 9927, 9928, 9929, 9931, 9938, 9940, 9945, 9949, 9950, 9952, 9954, 9959, 9962, 9967, 9971, 9976, 9978, 9979, 9980, 9981, 9984, 9990, 9991, 9997, 10000, 10003, 10005, 10006, 10007, 10019, 10022, 10025, 10026, 10030, 10038, 10041, 10042, 10049, 10051, 10054, 10057, 10066, 10067, 10068, 10069, 10071, 10073, 10078, 10080, 10086, 10095, 10096, 10105, 10106, 10110, 10112, 10113, 10114, 10116, 10117, 10127, 10130, 10131, 10139, 10140, 10145, 10147, 10148, 10150, 10151, 10152, 10158, 10159, 10160, 10167, 10173, 10182, 10187, 10188, 10194, 10197, 10198, 10200, 10202, 10206, 10211, 10218, 10219, 10221, 10222, 10232, 10234, 10236, 10237, 10241, 10245, 10249, 10252, 10272, 10273, 10275, 10278, 10291, 10292, 10302, 10303, 10305, 10307, 10310, 10311, 10313, 10315, 10317, 10320, 10327, 10328, 10339, 10340, 10342, 10348, 10361, 10363, 10387, 10398, 10400, 10404, 10413, 10419, 10420, 10422, 10426, 10427, 10430, 10432, 10433, 10434, 10435, 10436, 10437, 10440, 10441, 10442, 10445, 10446, 10456, 10462, 10468, 10470, 10472, 10473, 10474, 10477, 10479, 10480, 10482, 10483, 10485, 10490, 10492, 10496, 10498, 10502, 10507, 10509, 10512, 10513, 10515, 10516, 10521, 10523, 10528, 10533, 10535, 10540, 10541, 10543, 10548, 10549, 10554, 10555, 10566, 10570, 10571, 10572, 10574, 10577, 10579, 10582, 10589, 10590, 10595, 10596, 10608, 10612, 10648, 10676, 10678, 10688, 10694, 10702, 10703, 10715, 10722, 10732, 10743, 10744, 10748, 10753, 10764, 10777, 10784, 10786, 10788, 10790, 10794, 10798, 10805, 10813, 10816, 10817, 10818, 10820, 10822, 10826, 10829, 10831, 10832, 10833, 10834, 10835, 10836, 10841, 10842, 10843, 10845, 10847, 10849, 10850, 10852, <text:soft-page-break/>10858, 10860, 10865, 10867, 10869, 10872, 10873, 10875, 10877, 10883, 10887, 10889, 10890, 10893, 10894, 10895, 10896, 10900, 10901, 10909, 10916, 10918, 10922, 10928, 10931, 10934, 10941, 10944, 10949, 10950, 10954, 10955, 10965, 10969, 10975, 10978, 10981, 10985, 10986, 10987, 10992, 10994, 10998, 11002, 11004, 11008, 11009, 11014, 11015, 11024, 11025, 11026, 11029, 11032, 11034, 11039, 11041, 11042, 11044, 11049, 11051, 11053, 11054, 11056, 11062, 11068, 11074, 11078, 11081, 11094, 11099, 11100, 11104, 11105, 11107, 11110, 11117, 11124, 11125, 11130, 11143, 11144, 11147, 11150, 11156, 11157, 11161, 11182, 11187, 11188, 11196, 11202, 11206, 11210, 11213, 11217, 11218, 11220, 11221, 11223, 11225, 11227, 11232, 11235, 11239, 11243, 11251, 11253, 11255, 11260, 11262, 11267, 11268, 11279, 11285, 11292, 11299, 11309, 11311, 11312, 11313, 11318, 11321, 11324, 11325, 11328, 11329, 11332, 11342, 11345, 11346, 11349, 11350, 11354, 11355, 11358, 11360, 11361, 11370, 11373, 11374, 11375, 11378, 11386, 11388, 11395, 11396, 11398, 11400, 11401, 11403, 11405, 11406, 11410, 11412, 11413, 11414, 11418, 11419, 11423, 11428, 11432, 11433, 11434, 11438, 11440, 11451, 11453, 11454, 11473, 11482, 11484, 11485, 11489, 11490, 11492, 11493, 11497, 11504, 11505, 11506, 11509, 11510, 11517, 11520, 11522, 11524, 11525, 11533, 11539, 11550, 11553, 11557, 11559, 11562, 11563, 11566, 11569, 11575, 11576, 11581, 11582, 11583, 11585, 11590, 11594, 11597, 11599, 11600, 11603, 11613, 11615, 11624, 11625, 11631, 11636, 11637, 11639, 11641, 11642, 11643, 11644, 11646, 11650, 11651, 11654, 11657, 11661, 11670, 11672, 11674, 11677, 11679, 11680, 11698, 11708, 11711, 11712, 11714, 11715, 11717, 11722, 11725, 11726, 11728, 11730, 11735, 11737, 11738, 11741, 11743, 11752, 11755, 11759, 11760, 11763, 11776, 11788, 11791, 11793, 11814, 11816, 11822, 11824, 11827, 11829, 11833, 11841, 11847, 11855, 11863, 11867, 11872, 11873, 11874, 11883, 11889, 11891, 11895, 11909, 11910, 11915, 11916, 11921, 11922, 11926, 11929, 11933, 11942, 11943, 11954, 11962, 11971, 11973, 11975, 11979, 11982, 11983, 11985, 11986, 11988, 11991, 11996, 11999, 12000, 12007, 12015, 12021, 12025, 12029, 12034, 12039, 12044, 12045, 12046, 12048, 12049, 12050, 12053, 12056, 12057, 12059, 12060, 12068, 12069, 12074, 12083, 12086, 12090, 12095, 12100, 12111, 12116, 12118, 12125, 12127, 12134, 12137, 12138, 12141, 12142, 12144, 12146, 12151, 12156, 12165, 12178, 12181, 12186, 12190, 12193, 12195, 12201, 12203, 12205, 12209, 12212, 12213, 12216, 12221, 12225, 12228, 12232, 12236, 12237, 12238, 12242, 12250, 12256, 12261, 12264, 12276, 12277, 12279, 12282, 12284, 12286, 12288, 12289, 12290, 12292, 12298, 12300, 12309, 12310, 12313, 12314, 12315, 12317, 12319, 12322, 12329, 12331, 12339, 12344, 12345, 12349, 12354, 12358, 12360, 12363, 12365, 12368, 12370, 12373, 12374, 12378, 12385, 12389, 12390, 12395, 12409, 12425, 12427, 12432, 12441, 12442, 12443, 12449, 12450, 12459, 12460, 12461, 12463, 12485, 12487, 12496, 12503, 12504, 12512, 12513, 12515, 12517, 12519, 12521, 12526, 12527, 12529, 12531,</text:p>
      <text:p text:style-name="P19"><text:s/>12533, 12536, 12537, 12544, 12546, 12548, 12550, 12551, 12559, 12566, 12567, 12568, 12573, 12574, 12575, 12578, 12586, 12600, 12605, 12608, 12611, 12620, 12621, 12622, 12625, 12630, 12636, 12637, 12647, 12666, 12667, 12671, 12672, 12674, 12676, 12677, 12678, 12680, 12682, 12699, 12707, 12717, 12719, 12721, <text:soft-page-break/>12722, 12725, 12749, 12759, 12767, 12783, 12790, 12803, 12811, 12826, 12827, 12831, 12845, 12854, 12857, 12858, 12861, 12862, 12864, 12865, 12867, 12868, 12870, 12871, 12873, 12878, 12881, 12885, 12888, 12889, 12890, 12894, 12895, 12902, 12903, 12905, 12906, 12917, 12925, 12926, 12928, 12929, 12932, 12933, 12934, 12935, 12944, 12947, 12949, 12953, 12956, 12962, 12964, 12965, 12973, 12975, 12977, 12978, 12980, 12981, 12984, 12987, 12989, 12991, 12999, 13001, 13011, 13015, 13020, 13023, 13030, 13035, 13037, 13038, 13043, 13048, 13051, 13052, 13054, 13060, 13063, 13068, 13073, 13076, 13078, 13079, 13080, 13083, 13085, 13086, 13089, 13096, 13098, 13101, 13102, 13104, 13107, 13109, 13112, 13117, 13121, 13125, 13128, 13135, 13136, 13142, 13146, 13164, 13171, 13174, 13178, 13180, 13184, 13186, 13187, 13189, 13193, 13200, 13210, 13211, 13212, 13216, 13225, 13227, 13228, 13229, 13245, 13250, 13256, 13259, 13263, 13265, 13266, 13280, 13283, 13420, 13435, 13489, 13546, 13568, 13576, 13606, 13611, 13614, 13649, 13656, 13659, 13662, 13688, 13689, 13702, 13703, 13707, 13708, 13709, 13711, 13714, 13735, 13744, 13752, 13764, 13769, 13772, 13787, 13790, 13794, 13796, 13797, 13808, 13826, 13835, 13854, 13865, 13870, 13874, 13876, 13884, 13886, 13900, 13904, 13966, 13993, 14000, 14039, 14056, 14070, 14071, 14072, 14077, 14080, 14086, 14087, 14090, 14111, 14135, 14141, 14143, 14148, 14149, 14165, 14177, 14184, 14213, 14262, 14263, 14266, 14267, 14282, 14283, 14298, 14310, 14314, 14324, 14328, 14352, 14359, 14395, 14397, 14399, 14401, 14406, 14417, 14423, 14441, 14479, 14485, 14504, 14506, 14513, 14519, 14527, 14535, 14536, 14541, 14542, 14543, 14553, 14554, 14556, 14561, 14572, 14574, 14582, 14587, 14594, 14601, 14608, 14616, 14629, 14630, 14631, 14652, 14666, 14668, 14679, 14680, 14689, 14691, 14697, 14730, 14733, 14736, 14742, 14748, 14752, 14756, 14758, 14761, 14779, 14823, 14827, 14830, 14852, 14863, 14872, 14882, 14883, 14888, 14894, 14896, 14903, 14907, 14909, 14913, 14916, 14921, 14925, 14926, 14930, 14932, 14933, 14937, 14938, 14948, 14949, 14961, 14966, 14967, 14972, 14975, 14977, 14978, 14980, 14982, 14993, 14994, 14997, 14999, 15003, 15004, 15005, 15007, 15008, 15010, 15014, 15020, 15024, 15025, 15031, 15034, 15035, 15036, 15038, 15041, 15047, 15050, 15054, 15063, 15073, 15075, 15080, 15081, 15086, 15087, 15091, 15093, 15099, 15100, 15102, 15105, 15107, 15113, 15116, 15121, 15122, 15125, 15127, 15128, 15131, 15149, 15151, 15155, 15156, 15159, 15160, 15161, 15162, 15166, 15168, 15169, 15173, 15174, 15178, 15181, 15182, 15183, 15187, 15191, 15194, 15195, 15196, 15210, 15212, 15213, 15214, 15216, 15217, 15218, 15225, 15227, 15232, 15238, 15239, 15240, 15250, 15254, 15255, 15257, 15260, 15263, 15267, 15270, 15274, 15275, 15280, 15282, 15292, 15294, 15296, 15306, 15308, 15309, 15312, 15317, 15320, 15324, 15325, 15330, 15332, 15333, 15335, 15342, 15345, 15349, 15355, 15363, 15364, 15368, 15370, 15371, 15376, 15380, 15382, 15389, 15393, 15396, 15397, 15404, 15413, 15416, 15417, 15421, 15427, 15429, 15438, 15440, 15451, 15454, 15458, 15463, 15465, 15466, 15473, 15475, 15478, 15479, 15484, 15488, 15490, 15492, 15494, 15497, 15498, 15511, 15513, 15516, 15517, 15524, 15533, 15538, 15545, 15547, 15554, 15555, 15556, 15557, 15569, 15571, 15581, 15585, 15586, 15587, 15588, 15589, 15592, 15593, 15596, 15597, 15599, 15602, 15605, 15609, 15612, 15614, <text:soft-page-break/>15616, 15628, 15630, 15631, 15639, 15644, 15645, 15660, 15663, 15672, 15674, 15678, 15684, 15691, 15696, 15698, 15700, 15703, 15705, 15712, 15713, 15716, 15722, 15724, 15731, 15734, 15736, 15754, 15760, 15765, 15773, 15774, 15775, 15776, 15781, 15783, 15784, 15786, 15787, 15788, 15789, 15794, 15796, 15803, 15810, 15811, 15813, 15814, 15824, 15826, 15829, 15830, 15835, 15836, 15837, 15848, 15849, 15850, 15857, 15861, 15878, 15881, 15882, 15883, 15894, 15896, 15912, 15918, 15920, 15924, 15931, 15932, 15936, 15955, 15956, 15962, 15963, 15964, 15966, 15967, 15968, 15970, 15971, 15974, 15979, 15982, 15983, 15988, 15992, 15993, 15994, 16007, 16010, 16011, 16023, 16024, 16025, 16032, 16037, 16038, 16042, 16043, 16044, 16049, 16057, 16059, 16086, 16087, 16093, 16109, 16112, 16117, 16124, 16130, 16132, 16139, 16146, 16151, 16156, 16157, 16163, 16166, 16169, 16170, 16175, 16176, 16178, 16183, 16198, 16203, 16207, 16208, 16211, 16215, 16216, 16219, 16224, 16233, 16235, 16238, 16240, 16249, 16252, 16259, 16261, 16262, 16264, 16267, 16272, 16277, 16278, 16283, 16295, 16306, 16313, 16323, 16326, 16332, 16333, 16336, 16338, 16339, 16343, 16344, 16345, 16353, 16354, 16358, 16364, 16369, 16373, 16378, 16384, 16389, 16391, 16395, 16398, 16402, 16403, 16408, 16409, 16411, 16413, 16414, 16416, 16421, 16423, 16427, 16430, 16435, 16443, 16444, 16445, 16446, 16447, 16449, 16452, 16453, 16455, 16456, 16460, 16465, 16466, 16467, 16477, 16481, 16482, 16483, 16488, 16489, 16497, 16501, 16502, 16508, 16510, 16513, 16515, 16516, 16517, 16523, 16524, 16527, 16532, 16534, 16547, 16548, 16555, 16556, 16557, 16560, 16562, 16563, 16566, 16573, 16574, 16575, 16576, 16577, 16579, 16582, 16583, 16586, 16589, 16592, 16596, 16597, 16600, 16602, 16603, 16604, 16611, 16613, 16614, 16616, 16618, 16620, 16621, 16634, 16635, 16636, 16637, 16639, 16643, 16647, 16648, 16652, 16656, 16657, 16658, 16661, 16677, 16680, 16684, 16685, 16688, 16689, 16691, 16692, 16696, 16697, 16700, 16702, 16703, 16709, 16710, 16711, 16713, 16716, 16718, 16722, 16723, 16724, 16727, 16731, 16733, 16738, 16742, 16771, 16776, 16784, 16791, 16792, 16793, 16820, 16824, 16826, 16829, 16830, 16831, 16832, 16833, 16840, 16841, 16844, 16855, 16859, 16861, 16862, 16863, 16868, 16872, 16873, 16875, 16877, 16879, 16880, 16881, 16882, 16883, 16885, 16887, 16891, 16894, 16898, 16905, 16906, 16909, 16923, 16925, 16927, 16944, 16949, 16961, 16979, 16986, 16988, 16992, 16994, 16995, 16997, 16998, 17000, 17003, 17004, 17006, 17008, 17009, 17011, 17013, 17016, 17019, 17026, 17029, 17048, 17056, 17076, 17079, 17081, 17093, 17095, 17096, 17099, 17101, 17103, 17104, 17110, 17111, 17113, 17115, 17116, 17120, 17124, 17125, 17135, 17146, 17148, 17153, 17158, 17162, 17163, 17164, 17168, 17173, 17174, 17175, 17178, 17182, 17184, 17189, 17192, 17212, 17232, 17253, 17255, 17262, 17278, 17286, 17294, 17302, 17315, 17317, 17323, 17324, 17326, 17327, 17333, 17339, 17340, 17345, 17348, 17349, 17354, 17355, 17360, 17361, 17388, 17402, 17405, 17413, 17414, 17415, 17416, 17418, 17422, 17425, 17426, 17435, 17438, 17447, 17453, 17460, 17471, 17472, 17475, 17478, 17479, 17480, 17483, 17486, 17488, 17490, 17491, 17495, 17497, 17499, 17500, 17502, 17506, 17507, 17510, 17513, 17514, 17518, 17519, 17520, 17524, 17526, 17530, 17532, 17538, 17539, 17540, 17541, 17546, 17551, 17552, 17555, 17557, 17559, 17561, 17565, 17566, 17570, 17571, <text:soft-page-break/>17573, 17574, 17587, 17589, 17592, 17595, 17596, 17597, 17601, 17604, 17605, 17612, 17618, 17626, 17627, 17631, 17635, 17638, 17640, 17641, 17643, 17644, 17646, 17653, 17656, 17657, 17666, 17667, 17671, 17675, 17678, 17679, 17680, 17681, 17684, 17690, 17691, 17693, 17695, 17696, 17697, 17699, 17700, 17703, 17705, 17710, 17713, 17716, 17721, 17723, 17728, 17734, 17744, 17746, 17749, 17752, 17760, 17761, 17763, 17765, 17770, 17771, 17772, 17774, 17776, 17778, 17783, 17789, 17790, 17800, 17804, 17805, 17812, 17825, 17827, 17829, 17831, 17832, 17833, 17836, 17837, 17838, 17839, 17843, 17846, 17849, 17854, 17855, 17856, 17861, 17862, 17863, 17866, 17868, 17870, 17872, 17873, 17874, 17876, 17886, 17889, 17903, 17907, 17911, 17921, 17931, 17937, 17951, 17954, 17956, 17958, 17959, 17960, 17961, 17965, 17968, 17973, 17977, 17978, 17984, 17987, 17992, 17993, 18015, 18016, 18018, 18019, 18021, 18026, 18027, 18029, 18031, 18032, 18036, 18042, 18059, 18063, 18071, 18073, 18075, 18077, 18079, 18084, 18088, 18093, 18094, 18098, 18101, 18111, 18112, 18116, 18117, 18133, 18134, 18135, 18138, 18139, 18140, 18141, 18143, 18145, 18147, 18149, 18157, 18162, 18169, 18171, 18173, 18174, 18175, 18176, 18179, 18182, 18183, 18186, 18187, 18188, 18191, 18192, 18196, 18199, 18201, 18202, 18204, 18207, 18209, 18210, 18211, 18212, 18213, 18215, 18218, 18220, 18227, 18228, 18229, 18237, 18239, 18240, 18241, 18243, 18245, 18246, 18248, 18251, 18252, 18254, 18260, 18262, 18267, 18269, 18278, 18280, 18282, 18285, 18286, 18287, 18288, 18291, 18292, 18298, 18300, 18301, 18305, 18313, 18314, 18317, 18318, 18324, 18327, 18334, 18338, 18339, 18341, 18342, 18343, 18348, 18351, 18356, 18379, 18381, 18384, 18386, 18387, 18388, 18390, 18398, 18402, 18406, 18410, 18412, 18416, 18438, 18440, 18441, 18444, 18468, 18471, 18483, 18485, 18497, 18500, 18502, 18511, 18523, 18526, 18528, 18532, 18546, 18547, 18548, 18550, 18554, 18558, 18562, 18567, 18573, 18574, 18575, 18576, 18577, 18578, 18579, 18583, 18588, 18589, 18600, 18601, 18607, 18611, 18621, 18624, 18625, 18628, 18632, 18633, 18635, 18638, 18640, 18650, 18652, 18658, 18659, 18663, 18667, 18679, 18682, 18684, 18685, 18687, 18688, 18689, 18691, 18696, 18697, 18698, 18708, 18709, 18712, 18714, 18715, 18716, 18720, 18726, 18728, 18729, 18730, 18736, 18738, 18739, 18745, 18751, 18752, 18758, 18759, 18760, 18762, 18764, 18765, 18767, 18768, 18773, 18774, 18786, 18792, 18794, 18795, 18796, 18801, 18805, 18808, 18810, 18811, 18813, 18820, 18827, 18834, 18839, 18841, 18842, 18853, 18859, 18861, 18863, 18864, 18866, 18872, 18879, 18881, 18882, 18884, 18888, 18891, 18892, 18895, 18896, 18898, 18900, 18901, 18905, 18906, 18910, 18913, 18917, 18920, 18921, 18922, 18925, 18930, 18931, 18932, 18934, 18938, 18940, 18941, 18947, 18950, 18951, 18955, 18956, 18957, 18958, 18962,</text:p>
      <text:p text:style-name="P19"><text:s/>18963, 18965, 18966, 18967, 18975, 18979, 18980, 19006, 19026, 19030, 19032, 19035, 19037, 19039, 19041, 19042, 19050, 19051, 19066, 19067, 19068, 19069, 19071, 19073, 19074, 19080, 19083, 19095, 19099, 19101, 19104, 19105, 19108, 19110, 19111, 19113, 19116, 19119, 19120, 19127, 19130, 19136, 19137, 19143, 19144, 19146, 19148, 19154, 19157, 19159, 19166, 19172, 19173, 19176, 19180, 19181, 19183, 19184, 19185, 19188, 19189, 19190, 19191, 19192, 19193, 19195, 19207, 19208, 19211, 19214, 19215, 19219, 19223, 19227, 19228, 19230, 19233, <text:soft-page-break/>19234, 19236, 19239, 19241, 19243, 19248, 19249, 19255, 19258, 19259, 19260, 19263, 19265, 19268, 19280, 19283, 19286, 19288, 19289, 19290, 19291, 19292, 19298, 19299, 19300, 19303, 19312, 19314, 19315, 19317, 19320, 19324, 19325, 19326, 19329, 19333, 19334, 19335, 19337, 19341, 19342, 19345, 19346, 19347, 19350, 19351, 19360, 19362, 19363, 19364, 19366, 19372, 19378, 19381, 19385, 19386, 19391, 19395, 19397, 19403, 19411, 19413, 19415, 19420, 19423, 19428, 19430, 19436, 19437, 19442, 19443, 19449, 19452, 19453, 19455, 19462, 19464, 19465, 19468, 19469, 19470, 19471, 19472, 19477, 19479, 19481, 19485, 19498, 19505, 19510, 19514, 19530, 19540, 19544, 19553, 19554, 19562, 19567, 19571, 19575, 19576, 19577, 19578, 19580, 19581, 19584, 19585, 19589, 19596, 19601, 19602, 19608, 19609, 19611, 19612, 19613, 19615, 19618, 19620, 19621, 19622, 19630, 19632, 19633, 19638, 19640, 19646, 19647, 19649, 19650, 19654, 19663, 19666, 19669, 19670, 19673, 19678, 19682, 19683, 19687, 19688, 19690, 19691, 19692, 19695, 19696, 19699, 19702, 19703, 19707, 19713, 19714, 19717, 19718, 19720, 19724, 19729, 19731, 19735, 19736, 19737, 19743, 19744, 19750, 19751, 19752, 19757, 19761, 19762, 19763, 19765, 19766, 19767, 19774, 19776, 19777, 19782, 19784, 19786, 19789, 19796, 19797, 19799, 19800, 19805, 19809, 19811, 19814, 19815, 19818, 19820, 19826, 19830, 19833, 19837, 19838, 19839, 19840, 19841, 19842, 19847, 19849, 19855, 19857, 19858, 19859, 19861, 19863, 19864, 19866, 19869, 19870, 19871, 19874, 19880, 19881, 19883, 19884, 19885, 19886, 19891, 19892, 19894, 19895, 19897, 19902, 19903, 19905, 19907, 19908, 19909, 19912, 19915, 19917, 19919, 19926, 19927, 19928, 19929, 19930, 19933, 19937, 19942, 19943, 19946, 19948, 19952, 19953, 19954, 19955, 19956, 19958, 19959, 19963, 19967, 19968, 19981, 19984, 20008, 20035, 20064, 20093, 20095, 20125, 20134, 20137, 20142, 20157, 20160, 20168, 20188, 20190, 20199, 20210, 20212, 20216, 20225, 20236, 20256, 20268, 20270, 20276, 20285, 20292, 20295, 20300, 20301, 20307, 20311, 20323, 20324, 20326, 20332, 20341, 20344, 20346, 20351, 20352, 20354, 20355, 20356, 20363, 20369, 20372, 20375, 20386, 20390, 20396, 20398, 20405, 20406, 20410, 20413, 20418, 20420, 20423, 20429, 20446, 20449, 20451, 20456, 20466, 20467, 20475, 20477, 20479, 20481, 20489, 20491, 20495, 20503, 20505, 20506, 20508, 20510, 20513, 20517, 20519, 20525, 20530, 20536, 20539, 20540, 20543, 20545, 20546, 20547, 20549, 20555, 20560, 20565, 20573, 20581, 20584, 20585, 20588, 20589, 20594, 20602, 20603, 20608, 20612, 20619, 20626, 20627, 20638, 20641, 20647, 20661, 20663, 20669, 20670, 20679, 20681, 20683, 20686, 20689, 20690, 20691, 20693, 20694, 20698, 20699, 20705, 20707, 20709, 20710, 20713, 20717, 20721, 20725, 20732, 20733, 20734, 20740, 20745, 20751, 20752, 20753, 20758, 20765, 20773, 20775, 20777, 20781, 20782, 20783, 20786, 20790, 20806, 20811, 20812, 20815, 20816, 20818, 20819, 20820, 20823, 20824, 20827, 20831, 20832, 20839, 20841, 20867, 20873, 20877, 20886, 20887, 20892, 20895, 20898, 20905, 20906, 20910, 20912, 20919, 20931, 20935, 20937, 20953, 20956, 20965, 20967, 20982, 20987, 20990, 20994, 20998, 21000, 21005, 21007, 21009, 21010, 21018, 21022, 21024, 21030, 21040, 21041, 21043, 21046, 21051, 21057, 21060, 21065, 21069, 21070, 21071, 21073, 21075, 21078, 21079, 21083, 21089, 21090, 21093, 21103, 21104, 21114, 21120, 21126, 21129, 21133, <text:soft-page-break/>21134, 21141, 21142, 21143, 21144, 21145, 21147, 21150, 21156, 21162, 21169, 21175, 21183, 21188, 21193, 21201, 21210, 21213, 21217, 21220, 21223, 21225, 21228, 21229, 21239, 21241, 21246, 21247, 21249, 21251, 21258, 21261, 21265, 21269, 21270, 21273, 21278, 21279, 21287, 21288, 21291, 21294, 21297, 21299, 21302, 21304, 21306, 21309, 21313, 21314, 21315, 21318, 21319, 21327, 21332, 21333, 21335, 21336, 21340, 21347, 21348, 21357, 21358, 21360, 21362, 21374, 21376, 21379, 21382, 21394, 21395, 21397, 21398, 21399, 21400, 21401, 21402, 21407, 21408, 21411, 21417, 21419, 21429, 21434, 21438, 21453, 21454, 21460, 21461, 21462, 21466, 21467, 21472, 21483, 21486, 21493, 21500, 21503, 21534, 21541, 21546, 21567, 2157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MR10" svg:font-family="CMR10"/>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6T22:05:35.365194341</dc:date>
    <meta:editing-duration>PT20H34M11S</meta:editing-duration>
    <meta:editing-cycles>123</meta:editing-cycles>
    <meta:generator>LibreOffice/7.0.3.1$MacOSX_X86_64 LibreOffice_project/d7547858d014d4cf69878db179d326fc3483e082</meta:generator>
    <meta:document-statistic meta:table-count="0" meta:image-count="2" meta:object-count="0" meta:page-count="14" meta:paragraph-count="79" meta:word-count="6201" meta:character-count="40077" meta:non-whitespace-character-count="33950"/>
  </office:meta>
</office:document-meta>
</file>